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g-dar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rde-redondo-derech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rde-redondo-izquier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ton-buscad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emento-lista-sin-estil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cabezado-pan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-pagi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e-pagina-modulo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e-pagina-modulos h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e-pagina-modulos h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e-pagina-modulos ul &gt; l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e-pagina-modulos ul &gt; li &gt; a:link, .pie-pagina-modulos ul &gt; li &gt; a:visi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o-buscador</text:p>
          </table:table-cell>
        </table:table-row>
      </table:table>
      <table:named-expressions/>
      <table:database-ranges>
        <table:database-range table:name="__Anonymous_Sheet_DB__0" table:target-range-address="Hoja1.A1:Hoja1.B1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Y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23:36:02.8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0:37:09.107000000</meta:creation-date>
    <dc:date>2019-09-27T23:40:37.312000000</dc:date>
    <meta:editing-duration>PT10M</meta:editing-duration>
    <meta:editing-cycles>2</meta:editing-cycles>
    <meta:generator>LibreOffice/6.1.0.3$Windows_x86 LibreOffice_project/efb621ed25068d70781dc026f7e9c5187a4decd1</meta:generator>
    <meta:document-statistic meta:table-count="1" meta:cell-count="28" meta:object-count="0"/>
  </office:meta>
</office:document-meta>
</file>